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0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1"/>
          <table:table-cell table:style-name="ce13" office:value-type="string" calcext:value-type="string">
            <text:p>Inclination 90º(Normal)</text:p>
          </table:table-cell>
          <table:table-cell table:style-name="ce14"/>
          <table:table-cell table:number-columns-repeated="1005"/>
          <table:table-cell table:style-name="ce1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Payload – Kg (Full Trust)</text:p>
          </table:table-cell>
          <table:table-cell table:style-name="ce13" office:value-type="string" calcext:value-type="string">
            <text:p>Payload – Kg <text:s/>(Land. East-Island)</text:p>
          </table:table-cell>
          <table:table-cell table:style-name="ce15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6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Titan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Super-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60000" calcext:value-type="float">
            <text:p>260000</text:p>
          </table:table-cell>
          <table:table-cell table:style-name="ce7" office:value-type="string" calcext:value-type="string">
            <text:p>(+) 50000*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VELORG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5500(45º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Falcao Carg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lcao <text:s text:c="2"/>Tripulation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float" office:value="500000" calcext:value-type="float">
            <text:p>500000</text:p>
          </table:table-cell>
          <table:table-cell table:number-columns-repeated="3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7" office:value-type="string" calcext:value-type="string">
            <text:p>Neutron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30000" calcext:value-type="float">
            <text:p>13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13:24:11.636402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27T13:30:51.636508195</dc:date>
    <meta:editing-duration>PT8H45M</meta:editing-duration>
    <meta:editing-cycles>171</meta:editing-cycles>
    <meta:generator>LibreOffice/5.2.7.2$Linux_X86_64 LibreOffice_project/20m0$Build-2</meta:generator>
    <meta:document-statistic meta:table-count="1" meta:cell-count="678" meta:object-count="0"/>
  </office:meta>
</office:document-meta>
</file>